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text:p>
      <text:p text:style-name="P1"/>
      <text:p text:style-name="P1">I am Ryan Alexander DeElena, son of Lisa Maureen Henderson DeElena Weidknecht, and bastard of Charles “Chuck” Anthony DeElena. I was born a US Citizen on the date November 14 of the year 1994 Anno Domini. I attended grade school in Austin, Texas under the US public education system. I attempted, but was ultimately unsuccessful at completing, an undergraduate degree.</text:p>
      <text:p text:style-name="P1"/>
      <text:p text:style-name="P1">In college, I was a double-major in applied mathematics and computer science at Texas State University in San Marcos, TX. I attended from August 2013 to May 2016. I frequented seminars, asserting my way into a technical role, and soon fitting to overtake the Talk Math 2 Me student-led seminars, which occurred early on Fridays. Throughout my time helping organize this, I led many “filler” seminars, including one about simple discrete graph mappings and the multiplication of Identity Matrices to indicate Second-Degree Connections.</text:p>
      <text:p text:style-name="P1"/>
      <text:p text:style-name="P1">On November 18, 2025, I publicly declared my full intent to withdraw my affiliation from the United States Government, and to identify as a Globalist Planetarian, and a citizen of Earth.</text:p>
      <text:p text:style-name="P1"/>
      <text:p text:style-name="P1">I don't trust the United States Government to have my back if I act against their interests, because they are actively acting in mine. I stand for people, not governments.</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The United States Government is responsible for all the human trafficking in the last 250 years.</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somebody. </text:p>
      <text:p text:style-name="P1"/>
      <text:p text:style-name="P1">We were socially stratified by ethno-religious markers throughout a colonialist culture experiment called MKUltra, which sort of created “superhumans” with alarmingly advanced intellectual capabilities, psychosocial behavioral extremities, and a sort of “sixth sense” we refer to in the human world as Empathy.</text:p>
      <text:p text:style-name="P1"/>
      <text:p text:style-name="P1">There are best-fit regression lines actively being run by data statisticians indicating psychological <text:soft-page-break/>mappings. These are mappings of the human mind, the most understudied piece of the puzzle of humanity. In essence, I trust the brain to operate fully functionally, and most effectively, when we as human are able to engage in activities that we choose, or, more fundamentally, decide what prevents us from being bored next.</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she said “I will love you no matter if you turn into a rapist, a killer, or whatever.” What this indicates to me is that I can be the worst person on the whole goddamn planet, and I will still be accepted by my mother. This suggests that she is a fascist-sympathizing liberal, and a protector of a killer is the most dangerous person aside from a killer himself.</text:p>
      <text:p text:style-name="P1"/>
      <text:p text:style-name="P1">If she protects basically ANYONE, what's to stop her from accidentally MARRYING a PEDOPHILE??? In fact, Johnny Weidknecht HIMSELF said to me one day, “I don't want anybody knowing what goes on in my house.” YEAH, that's understandable and all, but if nothing is going wrong, like you make your WHOLE LIFE seem like to your CHILDREN, then why is it such a BIG DEAL when people dig through your files? If there's “nothin to see here, officer!” then why the FUCK do you have LIKE TEN GUNS, a Texas State-approved CHL Instructor License to TEACH PEOPLE how to fucking SHOOT, and a whole bunch of shitty excuses as to why you never told us about Laci, your daughter that you FAILED TO FUCKING RAISE?????</text:p>
      <text:p text:style-name="P1"/>
      <text:p text:style-name="P1">I was given a bipolar diagnosis from Dr. Jay Fogelman of Austin, TX in 2006, giving way to my deconstruction of clinical psychology. I became a savant by enduring the systems of psychology and 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Yes... I have psychic, what some might consider “supernatural” abilities. We exist. Many of us were diaspora babies, outcast from conservative, Brahmanistic Central Texas (you know, where Elon Musk was advertising “eugenics parties” in like early spring...) and some of us continued on and withheld our birthrights firmly enough to make it as a successful person in this world. As a result of disconnects between individualistic morality and microcosmic morality, does it suffice to say that I've been a terroristic individual, undermining authority, anarchically causing disruption, making nice friends and doxxing fundamentally heinous ones, my entire life? Is anarchy, autism, and atheist, just considered reasons that I should be able to decide to govern myself? I believe that I can govern myself because I have spoken with survivors and abusers of every type of violent crime, and I can say with 100% unshakable and undying certainty, that those individuals who have committed crimes, have done so because they were doing the best possible job with the tools that they had as a result of the circumstances they have been through, because otherwise, the only reason someone would go so far as to murder or rape, is because the echo chamber that they grew up in was not a system that fit well with the kind of person that they truly wanted to be. Trust in your gut, not me, when you read this sentence: <text:soft-page-break/>Give a man 30 years, and I guarantee you he will not be the same in at least one way. I trust a black man arrested for violent assault EVERY SINGLE TIME if it were between him and a white man arrested for violent assault, because at the very least, I can understand what they both have been through, and I trust the echo chamber of the average black man far more than that of the average white man. I'm more successful at being a canary in the coal mine than the FBI is at catching known wanted criminals. Whom do you trust, America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d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My framework's optimal tax plan is to operate a sort of micro-capitalism that fundamentally doesn't operate on money, but rather, where communally, we order a social contract to be formed from the ground-up, demanding swift resolution of anything less than informational socialism, streamlined trust fund systems to afford and distribute reparations for the injusticed and abused, the ones who suffered diaspora, and the mothers of children who fell victim to the cops-and-robbers darkness of anti-male rigidity. “Invest in the American economy” to me means giving the people back what has been taken from them, motivating them to find community, wisdom, and culture, rather than instructional chattel slavery. We should absolutely attempt to break free of societal psychosis. Time, God, and Money are man-made.</text:p>
      <text:p text:style-name="P1"/>
      <text:p text:style-name="P1">Money should not exist. </text:p>
      <text:p text:style-name="P1"/>
      <text:p text:style-name="P1">On a similar note, this is also why I am a strong advocate for prison reform, down to some contexts:</text:p>
      <text:p text:style-name="P1"/>
      <text:p text:style-name="P1">Rape gets ONE DO-OVER. You are identified as a rapist in public society, and if you do it again, you're done. Executed. No return policy.</text:p>
      <text:p text:style-name="P1">Acts of assault stemming from Pedophilia is instant execution.</text:p>
      <text:p text:style-name="P1"/>
      <text:p text:style-name="P1">All drug crimes should be completely wiped from all databases, and all DUI crimes should be received with a permanent vehicle ban for life. Alcohol shouldn't exist. It's a societal cancer. Cannabis prohibition only helps alcohol profiteers. Alcohol is mind control. It's like taking all the good stuff out of a plant, fermenting the result, and stirring it into a cup of water. You're contributing a net negative to yourself every time you sip alcohol. Don't drink. Just smoke weed when you're bored and take psilocybin shrooms when you're sad. Every other drug is a social weapon.</text:p>
      <text:p text:style-name="P1"/>
      <text:p text:style-name="P1">Violent assault is often a trauma-based response to oppression. Violent assault is considered and discerned, and rehabilitated to a mutual agreement, and fairness would suggest perhaps tending to the care of the person you injured, in gracious and communal servitude (this should be expanded upon; sort of conclusionary, revisit).</text:p>
      <text:p text:style-name="P1">Financial grift is conveniently non-existent as capitalism falls to Globalist Socialism. We are at the point where we can simply forget about the religions that were created as a response to the questions “what is that big ball of light in the sky?” and “why does rain exist?” and tear down the borders that separate independent nations from each other. Money is useless as we usher in a new era, free from corruption, and one of mutual benefit. This is the American Enlightenment Era.</text:p>
      <text:p text:style-name="P1"><text:soft-page-break/>“Telling on somebody” or “Bearing false testimony” is stupid, because it implies that the legal framework is sound. I trust in my neighbor more than my government at this point.</text:p>
      <text:p text:style-name="P1"/>
      <text:p text:style-name="P1">American currency can be salvaged if the double-agents running American politics and economy would stop engineering echo chambers where religious people are weaponized against others to commit acts of cruelty under the guise of immunity. Local immunity does not grant global immunity, and many, many people in cluster B are guilty of baiting with the intent to entrap. This is the standard operating procedure for the federal government, and they are just doing the work that they want to do for free. “Classify yourselves into two groups: those who want this rule set and those who don't.” Then they just attempt to cauterize the opportunity by silencing the voices of the true great engineers and minds of the 21<text:span text:style-name="T1">st</text:span> century: The Working Class. The engineers of society.</text:p>
      <text:p text:style-name="P1"/>
      <text:p text:style-name="P1">Money is only good for cluster B individuals who rely on the stimulation of the reward and profit system in their brains, which is the biological precedent for human nature. Stimulation fronted with a false premise is absolutely necessary to mask. Masking often requires something known as Cognitive Behavioral Therapy. Yes, we can be made aware of our emotions, but if we are institutionalized, and can never access the power of them, can we really be made to access our potential through the streamlined gambling of human capital? Have you ever heard of nootropics?</text:p>
      <text:p text:style-name="P1"/>
      <text:p text:style-name="P1">I was an assistant or general manager at Domino's stores in San Marcos, Austin, Spring, TX; Emporia, Topeka, Overland Park, Shawnee, Mission, Merriam, KS; and North Kansas City, South Kansas City, Westport, and Liberty, MO. They are incredibly good at chattel human trafficking. Divest from Domino's.</text:p>
      <text:p text:style-name="P1"/>
      <text:p text:style-name="P1">Cluster B individuals are autistic, atheist, antiwork, anarchists, a-everything, basically, and “everyone has a price” right? How much would it take you to stop working? Cluster B individuals can't stand it when cluster B people stop working and pull out of the systems, because that helps cluster A (the non-”gifted”) not cluster B.</text:p>
      <text:p text:style-name="P1"/>
      <text:p text:style-name="P1">Cluster B is “CHAOS”. “CHAOS” == MAGICK has FULL FEDERAL IMMUNITY. You can do whatever you want for a price. Your soul. How much do you cost? What's your net worth?</text:p>
      <text:p text:style-name="P1"/>
      <text:p text:style-name="P1">You are property of the government. Your birth certificate is your receipt of chattel slavery.</text:p>
      <text:p text:style-name="P1"/>
      <text:p text:style-name="P1">There are people who get the world, and people that don't.</text:p>
      <text:p text:style-name="P1"/>
      <text:p text:style-name="P1">Those who get the world have to engineer themselves not to always be the good guy, right, but to never look like the bad guy? I shall not want.</text:p>
      <text:p text:style-name="P1"/>
      <text:p text:style-name="P1">Yes I'm a compulsive liar, but I care for your well-being, so I'd prefer to remain functionally diasocial and operate as a blackhat. But it's better that you know.</text:p>
      <text:p text:style-name="P1"/>
      <text:p text:style-name="P1">I am not suicidal. I was once, but that was when I was taking prozac and smoking weed at the same time. I love living with nothing to live for but myself, and smoking weed (without taking prozac) helps me reform who I was into who I want to be. I don't want money. I'd rather just be a house pet and serve somebody willing to feed me and love me unconditionally without them expecting me to operate under some ordinal paradigm made by unbelievably tantric Zionists.</text:p>
      <text:p text:style-name="P1"/>
      <text:p text:style-name="P1">Cluster B are carnivorous cannibals and they would eat you alive if you le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5-11-19T15:36:10.88</dc:date>
    <meta:editing-duration>PT3H9M34S</meta:editing-duration>
    <meta:editing-cycles>27</meta:editing-cycles>
    <meta:generator>OpenOffice/4.1.15$Win32 OpenOffice.org_project/4115m2$Build-9813</meta:generator>
    <meta:document-statistic meta:table-count="0" meta:image-count="0" meta:object-count="0" meta:page-count="4" meta:paragraph-count="37" meta:word-count="2474" meta:character-count="14701"/>
  </office:meta>
</office:document-meta>
</file>